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aliza un script que muestre mediante mensajes los dígitos que componen un número. Éste tiene que ser menor de 1000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7:01:54.071314679</meta:creation-date>
    <dc:date>2023-09-28T17:02:09.604649881</dc:date>
    <meta:editing-duration>PT16S</meta:editing-duration>
    <meta:editing-cycles>1</meta:editing-cycles>
    <meta:document-statistic meta:table-count="0" meta:image-count="0" meta:object-count="0" meta:page-count="1" meta:paragraph-count="1" meta:word-count="20" meta:character-count="118" meta:non-whitespace-character-count="98"/>
    <meta:generator>LibreOffice/7.4.7.2$Linux_X86_64 LibreOffice_project/40$Build-2</meta:generator>
  </office:meta>
</office:document-meta>
</file>